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0.699cm"/>
    </style:style>
    <style:style style:name="co4" style:family="table-column">
      <style:table-column-properties fo:break-before="auto" style:column-width="0.504cm"/>
    </style:style>
    <style:style style:name="co5" style:family="table-column">
      <style:table-column-properties fo:break-before="auto" style:column-width="6.21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VilleMTP_MTP_BureauxVote_201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hape_Leng,N,19,11</text:p>
          </table:table-cell>
          <table:table-cell office:value-type="string">
            <text:p>Shape_Area,N,19,11</text:p>
          </table:table-cell>
          <table:table-cell office:value-type="string">
            <text:p>Bureau,N,9,0</text:p>
          </table:table-cell>
          <table:table-cell office:value-type="string">
            <text:p>CANTON,N,9,0</text:p>
          </table:table-cell>
          <table:table-cell office:value-type="string">
            <text:p>CIRCONS,N,9,0</text:p>
          </table:table-cell>
          <table:table-cell office:value-type="string">
            <text:p>Nom_Bureau,C,50</text:p>
          </table:table-cell>
        </table:table-row>
        <table:table-row table:style-name="ro1">
          <table:table-cell office:value-type="float" office:value="7214.69056923">
            <text:p>7214,69056923</text:p>
          </table:table-cell>
          <table:table-cell office:value-type="float" office:value="2191546.89263">
            <text:p>2191546,89263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Pierre de Ronsard</text:p>
          </table:table-cell>
        </table:table-row>
        <table:table-row table:style-name="ro1">
          <table:table-cell office:value-type="float" office:value="4502.990077">
            <text:p>4502,990077</text:p>
          </table:table-cell>
          <table:table-cell office:value-type="float" office:value="680175.710265">
            <text:p>680175,710265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aternelle Alienor d'Aquitaine</text:p>
          </table:table-cell>
        </table:table-row>
        <table:table-row table:style-name="ro1">
          <table:table-cell office:value-type="float" office:value="2480.17267192">
            <text:p>2480,17267192</text:p>
          </table:table-cell>
          <table:table-cell office:value-type="float" office:value="160818.67426">
            <text:p>160818,67426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aternelle Alienor d'Aquitaine</text:p>
          </table:table-cell>
        </table:table-row>
        <table:table-row table:style-name="ro1">
          <table:table-cell office:value-type="float" office:value="2179.01378209">
            <text:p>2179,01378209</text:p>
          </table:table-cell>
          <table:table-cell office:value-type="float" office:value="181578.112461">
            <text:p>181578,112461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ternelle Jean Cocteau</text:p>
          </table:table-cell>
        </table:table-row>
        <table:table-row table:style-name="ro1">
          <table:table-cell office:value-type="float" office:value="4568.95910452">
            <text:p>4568,95910452</text:p>
          </table:table-cell>
          <table:table-cell office:value-type="float" office:value="832705.951189">
            <text:p>832705,951189</text:p>
          </table:table-cell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Esope</text:p>
          </table:table-cell>
        </table:table-row>
        <table:table-row table:style-name="ro1">
          <table:table-cell office:value-type="float" office:value="1572.51221482">
            <text:p>1572,51221482</text:p>
          </table:table-cell>
          <table:table-cell office:value-type="float" office:value="100522.221091">
            <text:p>100522,221091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aribaldi</text:p>
          </table:table-cell>
        </table:table-row>
        <table:table-row table:style-name="ro1">
          <table:table-cell office:value-type="float" office:value="2026.85533857">
            <text:p>2026,85533857</text:p>
          </table:table-cell>
          <table:table-cell office:value-type="float" office:value="225584.318371">
            <text:p>225584,318371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Voltaire</text:p>
          </table:table-cell>
        </table:table-row>
        <table:table-row table:style-name="ro1">
          <table:table-cell office:value-type="float" office:value="6542.93573103">
            <text:p>6542,93573103</text:p>
          </table:table-cell>
          <table:table-cell office:value-type="float" office:value="1556225.53554">
            <text:p>1556225,53554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ternelle Jean Cocteau</text:p>
          </table:table-cell>
        </table:table-row>
        <table:table-row table:style-name="ro1">
          <table:table-cell office:value-type="float" office:value="1408.41465889">
            <text:p>1408,41465889</text:p>
          </table:table-cell>
          <table:table-cell office:value-type="float" office:value="91507.1167612">
            <text:p>91507,1167612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eorges Simenon</text:p>
          </table:table-cell>
        </table:table-row>
        <table:table-row table:style-name="ro1">
          <table:table-cell office:value-type="float" office:value="1531.34147087">
            <text:p>1531,34147087</text:p>
          </table:table-cell>
          <table:table-cell office:value-type="float" office:value="98117.5016175">
            <text:p>98117,5016175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aribaldi</text:p>
          </table:table-cell>
        </table:table-row>
        <table:table-row table:style-name="ro1">
          <table:table-cell office:value-type="float" office:value="2102.2488318">
            <text:p>2102,2488318</text:p>
          </table:table-cell>
          <table:table-cell office:value-type="float" office:value="159271.816174">
            <text:p>159271,816174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aternelle Jean Cocteau</text:p>
          </table:table-cell>
        </table:table-row>
        <table:table-row table:style-name="ro1">
          <table:table-cell office:value-type="float" office:value="3602.92296159">
            <text:p>3602,92296159</text:p>
          </table:table-cell>
          <table:table-cell office:value-type="float" office:value="739562.310411">
            <text:p>739562,31041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Jean Mace</text:p>
          </table:table-cell>
        </table:table-row>
        <table:table-row table:style-name="ro1">
          <table:table-cell office:value-type="float" office:value="1398.1226694">
            <text:p>1398,1226694</text:p>
          </table:table-cell>
          <table:table-cell office:value-type="float" office:value="104939.475965">
            <text:p>104939,475965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Voltaire</text:p>
          </table:table-cell>
        </table:table-row>
        <table:table-row table:style-name="ro1">
          <table:table-cell office:value-type="float" office:value="3399.86431581">
            <text:p>3399,86431581</text:p>
          </table:table-cell>
          <table:table-cell office:value-type="float" office:value="659491.799821">
            <text:p>659491,799821</text:p>
          </table:table-cell>
          <table:table-cell office:value-type="float" office:value="108">
            <text:p>10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aternelle Hélène Boucher</text:p>
          </table:table-cell>
        </table:table-row>
        <table:table-row table:style-name="ro1">
          <table:table-cell office:value-type="float" office:value="2597.40057494">
            <text:p>2597,40057494</text:p>
          </table:table-cell>
          <table:table-cell office:value-type="float" office:value="224219.993737">
            <text:p>224219,993737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Jacques Brel</text:p>
          </table:table-cell>
        </table:table-row>
        <table:table-row table:style-name="ro1">
          <table:table-cell office:value-type="float" office:value="1952.16977181">
            <text:p>1952,16977181</text:p>
          </table:table-cell>
          <table:table-cell office:value-type="float" office:value="144830.581469">
            <text:p>144830,581469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.P.T Albert Camus</text:p>
          </table:table-cell>
        </table:table-row>
        <table:table-row table:style-name="ro1">
          <table:table-cell office:value-type="float" office:value="5571.69439287">
            <text:p>5571,69439287</text:p>
          </table:table-cell>
          <table:table-cell office:value-type="float" office:value="815679.45585">
            <text:p>815679,45585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Georges Simenon</text:p>
          </table:table-cell>
        </table:table-row>
        <table:table-row table:style-name="ro1">
          <table:table-cell office:value-type="float" office:value="3028.54042462">
            <text:p>3028,54042462</text:p>
          </table:table-cell>
          <table:table-cell office:value-type="float" office:value="235124.190676">
            <text:p>235124,190676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Victor Schoelcher</text:p>
          </table:table-cell>
        </table:table-row>
        <table:table-row table:style-name="ro1">
          <table:table-cell office:value-type="float" office:value="4890.95844611">
            <text:p>4890,95844611</text:p>
          </table:table-cell>
          <table:table-cell office:value-type="float" office:value="770397.3016">
            <text:p>770397,3016</text:p>
          </table:table-cell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.d.Q Antoine de Saint Exupéry</text:p>
          </table:table-cell>
        </table:table-row>
        <table:table-row table:style-name="ro1">
          <table:table-cell office:value-type="float" office:value="2611.96151798">
            <text:p>2611,96151798</text:p>
          </table:table-cell>
          <table:table-cell office:value-type="float" office:value="303246.217732">
            <text:p>303246,217732</text:p>
          </table:table-cell>
          <table:table-cell office:value-type="float" office:value="80">
            <text:p>8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Winston Churchill</text:p>
          </table:table-cell>
        </table:table-row>
        <table:table-row table:style-name="ro1">
          <table:table-cell office:value-type="float" office:value="1942.67920344">
            <text:p>1942,67920344</text:p>
          </table:table-cell>
          <table:table-cell office:value-type="float" office:value="210877.229724">
            <text:p>210877,229724</text:p>
          </table:table-cell>
          <table:table-cell office:value-type="float" office:value="53">
            <text:p>5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élémentaire Marie Curie</text:p>
          </table:table-cell>
        </table:table-row>
        <table:table-row table:style-name="ro1">
          <table:table-cell office:value-type="float" office:value="2032.9033066">
            <text:p>2032,9033066</text:p>
          </table:table-cell>
          <table:table-cell office:value-type="float" office:value="223352.774514">
            <text:p>223352,774514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Charles Dickens</text:p>
          </table:table-cell>
        </table:table-row>
        <table:table-row table:style-name="ro1">
          <table:table-cell office:value-type="float" office:value="1755.06272799">
            <text:p>1755,06272799</text:p>
          </table:table-cell>
          <table:table-cell office:value-type="float" office:value="147777.49855">
            <text:p>147777,49855</text:p>
          </table:table-cell>
          <table:table-cell office:value-type="float" office:value="81">
            <text:p>8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aternelle Lily Boulanger</text:p>
          </table:table-cell>
        </table:table-row>
        <table:table-row table:style-name="ro1">
          <table:table-cell office:value-type="float" office:value="2121.29956036">
            <text:p>2121,29956036</text:p>
          </table:table-cell>
          <table:table-cell office:value-type="float" office:value="259053.72985">
            <text:p>259053,72985</text:p>
          </table:table-cell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Jacques Brel</text:p>
          </table:table-cell>
        </table:table-row>
        <table:table-row table:style-name="ro1">
          <table:table-cell office:value-type="float" office:value="3087.10322977">
            <text:p>3087,10322977</text:p>
          </table:table-cell>
          <table:table-cell office:value-type="float" office:value="396902.997939">
            <text:p>396902,997939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Hôtel de Ville</text:p>
          </table:table-cell>
        </table:table-row>
        <table:table-row table:style-name="ro1">
          <table:table-cell office:value-type="float" office:value="2364.96802824">
            <text:p>2364,96802824</text:p>
          </table:table-cell>
          <table:table-cell office:value-type="float" office:value="154973.241229">
            <text:p>154973,241229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élémentaire Charles Dickens</text:p>
          </table:table-cell>
        </table:table-row>
        <table:table-row table:style-name="ro1">
          <table:table-cell office:value-type="float" office:value="2230.7439711">
            <text:p>2230,7439711</text:p>
          </table:table-cell>
          <table:table-cell office:value-type="float" office:value="210056.191311">
            <text:p>210056,1913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ernelle Anatole France</text:p>
          </table:table-cell>
        </table:table-row>
        <table:table-row table:style-name="ro1">
          <table:table-cell office:value-type="float" office:value="3349.23183285">
            <text:p>3349,23183285</text:p>
          </table:table-cell>
          <table:table-cell office:value-type="float" office:value="612334.286794">
            <text:p>612334,286794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Docteur Roux</text:p>
          </table:table-cell>
        </table:table-row>
        <table:table-row table:style-name="ro1">
          <table:table-cell office:value-type="float" office:value="1436.27313858">
            <text:p>1436,27313858</text:p>
          </table:table-cell>
          <table:table-cell office:value-type="float" office:value="122242.202689">
            <text:p>122242,202689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Victor Hugo</text:p>
          </table:table-cell>
        </table:table-row>
        <table:table-row table:style-name="ro1">
          <table:table-cell office:value-type="float" office:value="1447.94957743">
            <text:p>1447,94957743</text:p>
          </table:table-cell>
          <table:table-cell office:value-type="float" office:value="101615.624573">
            <text:p>101615,62457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Jaurès</text:p>
          </table:table-cell>
        </table:table-row>
        <table:table-row table:style-name="ro1">
          <table:table-cell office:value-type="float" office:value="2636.1638215">
            <text:p>2636,1638215</text:p>
          </table:table-cell>
          <table:table-cell office:value-type="float" office:value="229243.804266">
            <text:p>229243,80426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ernelle Anatole France</text:p>
          </table:table-cell>
        </table:table-row>
        <table:table-row table:style-name="ro1">
          <table:table-cell office:value-type="float" office:value="1735.22698921">
            <text:p>1735,22698921</text:p>
          </table:table-cell>
          <table:table-cell office:value-type="float" office:value="145174.34189">
            <text:p>145174,34189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Victor Hugo</text:p>
          </table:table-cell>
        </table:table-row>
        <table:table-row table:style-name="ro1">
          <table:table-cell office:value-type="float" office:value="2592.5742733">
            <text:p>2592,5742733</text:p>
          </table:table-cell>
          <table:table-cell office:value-type="float" office:value="166806.983838">
            <text:p>166806,983838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Winston Churchill</text:p>
          </table:table-cell>
        </table:table-row>
        <table:table-row table:style-name="ro1">
          <table:table-cell office:value-type="float" office:value="2637.7863439">
            <text:p>2637,7863439</text:p>
          </table:table-cell>
          <table:table-cell office:value-type="float" office:value="199538.392432">
            <text:p>199538,392432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ules Simon</text:p>
          </table:table-cell>
        </table:table-row>
        <table:table-row table:style-name="ro1">
          <table:table-cell office:value-type="float" office:value="2245.5429801">
            <text:p>2245,5429801</text:p>
          </table:table-cell>
          <table:table-cell office:value-type="float" office:value="196385.676232">
            <text:p>196385,676232</text:p>
          </table:table-cell>
          <table:table-cell office:value-type="float" office:value="73">
            <text:p>7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Docteur Roux</text:p>
          </table:table-cell>
        </table:table-row>
        <table:table-row table:style-name="ro1">
          <table:table-cell office:value-type="float" office:value="2164.87101622">
            <text:p>2164,87101622</text:p>
          </table:table-cell>
          <table:table-cell office:value-type="float" office:value="172292.792829">
            <text:p>172292,79282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Sévigné</text:p>
          </table:table-cell>
        </table:table-row>
        <table:table-row table:style-name="ro1">
          <table:table-cell office:value-type="float" office:value="4071.09355246">
            <text:p>4071,09355246</text:p>
          </table:table-cell>
          <table:table-cell office:value-type="float" office:value="479278.785162">
            <text:p>479278,785162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aternelle Louise Michel</text:p>
          </table:table-cell>
        </table:table-row>
        <table:table-row table:style-name="ro1">
          <table:table-cell office:value-type="float" office:value="1514.09403892">
            <text:p>1514,09403892</text:p>
          </table:table-cell>
          <table:table-cell office:value-type="float" office:value="129519.922894">
            <text:p>129519,922894</text:p>
          </table:table-cell>
          <table:table-cell office:value-type="float" office:value="117">
            <text:p>11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aternelle de Gaulle-Anthonioz</text:p>
          </table:table-cell>
        </table:table-row>
        <table:table-row table:style-name="ro1">
          <table:table-cell office:value-type="float" office:value="2481.82322894">
            <text:p>2481,82322894</text:p>
          </table:table-cell>
          <table:table-cell office:value-type="float" office:value="217577.169567">
            <text:p>217577,169567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Frédéric Bazille</text:p>
          </table:table-cell>
        </table:table-row>
        <table:table-row table:style-name="ro1">
          <table:table-cell office:value-type="float" office:value="3289.83926362">
            <text:p>3289,83926362</text:p>
          </table:table-cell>
          <table:table-cell office:value-type="float" office:value="442751.056437">
            <text:p>442751,056437</text:p>
          </table:table-cell>
          <table:table-cell office:value-type="float" office:value="83">
            <text:p>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.d.Q Antoine de Saint Exupéry</text:p>
          </table:table-cell>
        </table:table-row>
        <table:table-row table:style-name="ro1">
          <table:table-cell office:value-type="float" office:value="1818.93014239">
            <text:p>1818,93014239</text:p>
          </table:table-cell>
          <table:table-cell office:value-type="float" office:value="154047.227241">
            <text:p>154047,22724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Sévigné</text:p>
          </table:table-cell>
        </table:table-row>
        <table:table-row table:style-name="ro1">
          <table:table-cell office:value-type="float" office:value="1490.82728781">
            <text:p>1490,82728781</text:p>
          </table:table-cell>
          <table:table-cell office:value-type="float" office:value="87945.8582797">
            <text:p>87945,8582797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ules Simon</text:p>
          </table:table-cell>
        </table:table-row>
        <table:table-row table:style-name="ro1">
          <table:table-cell office:value-type="float" office:value="2118.98105473">
            <text:p>2118,98105473</text:p>
          </table:table-cell>
          <table:table-cell office:value-type="float" office:value="191353.23994">
            <text:p>191353,23994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Frédéric Bazille</text:p>
          </table:table-cell>
        </table:table-row>
        <table:table-row table:style-name="ro1">
          <table:table-cell office:value-type="float" office:value="1786.88872899">
            <text:p>1786,88872899</text:p>
          </table:table-cell>
          <table:table-cell office:value-type="float" office:value="105675.571449">
            <text:p>105675,57144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Péricles</text:p>
          </table:table-cell>
        </table:table-row>
        <table:table-row table:style-name="ro1">
          <table:table-cell office:value-type="float" office:value="3748.41251332">
            <text:p>3748,41251332</text:p>
          </table:table-cell>
          <table:table-cell office:value-type="float" office:value="521083.109893">
            <text:p>521083,109893</text:p>
          </table:table-cell>
          <table:table-cell office:value-type="float" office:value="84">
            <text:p>8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Sun Yat Sen</text:p>
          </table:table-cell>
        </table:table-row>
        <table:table-row table:style-name="ro1">
          <table:table-cell office:value-type="float" office:value="2535.51121416">
            <text:p>2535,51121416</text:p>
          </table:table-cell>
          <table:table-cell office:value-type="float" office:value="333054.608962">
            <text:p>333054,608962</text:p>
          </table:table-cell>
          <table:table-cell office:value-type="float" office:value="85">
            <text:p>8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Sun Yat Sen</text:p>
          </table:table-cell>
        </table:table-row>
        <table:table-row table:style-name="ro1">
          <table:table-cell office:value-type="float" office:value="1695.66089412">
            <text:p>1695,66089412</text:p>
          </table:table-cell>
          <table:table-cell office:value-type="float" office:value="160392.216963">
            <text:p>160392,216963</text:p>
          </table:table-cell>
          <table:table-cell office:value-type="float" office:value="72">
            <text:p>7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Docteur Roux</text:p>
          </table:table-cell>
        </table:table-row>
        <table:table-row table:style-name="ro1">
          <table:table-cell office:value-type="float" office:value="1996.53821466">
            <text:p>1996,53821466</text:p>
          </table:table-cell>
          <table:table-cell office:value-type="float" office:value="135249.812189">
            <text:p>135249,8121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Gambetta</text:p>
          </table:table-cell>
        </table:table-row>
        <table:table-row table:style-name="ro1">
          <table:table-cell office:value-type="float" office:value="1785.58738692">
            <text:p>1785,58738692</text:p>
          </table:table-cell>
          <table:table-cell office:value-type="float" office:value="151256.168874">
            <text:p>151256,1688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ison de la Démocratie</text:p>
          </table:table-cell>
        </table:table-row>
        <table:table-row table:style-name="ro1">
          <table:table-cell office:value-type="float" office:value="1186.25229188">
            <text:p>1186,25229188</text:p>
          </table:table-cell>
          <table:table-cell office:value-type="float" office:value="85525.7776185">
            <text:p>85525,777618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ison des Relations Internationales</text:p>
          </table:table-cell>
        </table:table-row>
        <table:table-row table:style-name="ro1">
          <table:table-cell office:value-type="float" office:value="8387.09775263">
            <text:p>8387,09775263</text:p>
          </table:table-cell>
          <table:table-cell office:value-type="float" office:value="3174941.3356">
            <text:p>3174941,3356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Paul Painlevé</text:p>
          </table:table-cell>
        </table:table-row>
        <table:table-row table:style-name="ro1">
          <table:table-cell office:value-type="float" office:value="1259.70056464">
            <text:p>1259,70056464</text:p>
          </table:table-cell>
          <table:table-cell office:value-type="float" office:value="65746.2024471">
            <text:p>65746,202447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élémentaire Lamartine</text:p>
          </table:table-cell>
        </table:table-row>
        <table:table-row table:style-name="ro1">
          <table:table-cell office:value-type="float" office:value="1984.88641253">
            <text:p>1984,88641253</text:p>
          </table:table-cell>
          <table:table-cell office:value-type="float" office:value="185951.444181">
            <text:p>185951,44418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Péricles</text:p>
          </table:table-cell>
        </table:table-row>
        <table:table-row table:style-name="ro1">
          <table:table-cell office:value-type="float" office:value="2467.45958265">
            <text:p>2467,45958265</text:p>
          </table:table-cell>
          <table:table-cell office:value-type="float" office:value="270837.949705">
            <text:p>270837,949705</text:p>
          </table:table-cell>
          <table:table-cell office:value-type="float" office:value="107">
            <text:p>10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Spinoza</text:p>
          </table:table-cell>
        </table:table-row>
        <table:table-row table:style-name="ro1">
          <table:table-cell office:value-type="float" office:value="1327.19795631">
            <text:p>1327,19795631</text:p>
          </table:table-cell>
          <table:table-cell office:value-type="float" office:value="76067.2531044">
            <text:p>76067,25310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nservatoire National de Région</text:p>
          </table:table-cell>
        </table:table-row>
        <table:table-row table:style-name="ro1">
          <table:table-cell office:value-type="float" office:value="1501.30022463">
            <text:p>1501,30022463</text:p>
          </table:table-cell>
          <table:table-cell office:value-type="float" office:value="104033.903904">
            <text:p>104033,9039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Conservatoire National de Région</text:p>
          </table:table-cell>
        </table:table-row>
        <table:table-row table:style-name="ro1">
          <table:table-cell office:value-type="float" office:value="2220.64895752">
            <text:p>2220,64895752</text:p>
          </table:table-cell>
          <table:table-cell office:value-type="float" office:value="189860.656124">
            <text:p>189860,656124</text:p>
          </table:table-cell>
          <table:table-cell office:value-type="float" office:value="71">
            <text:p>7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Jeanne d'Arc</text:p>
          </table:table-cell>
        </table:table-row>
        <table:table-row table:style-name="ro1">
          <table:table-cell office:value-type="float" office:value="2465.40592932">
            <text:p>2465,40592932</text:p>
          </table:table-cell>
          <table:table-cell office:value-type="float" office:value="322992.741935">
            <text:p>322992,741935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Péricles</text:p>
          </table:table-cell>
        </table:table-row>
        <table:table-row table:style-name="ro1">
          <table:table-cell office:value-type="float" office:value="3941.47081004">
            <text:p>3941,47081004</text:p>
          </table:table-cell>
          <table:table-cell office:value-type="float" office:value="401278.493942">
            <text:p>401278,493942</text:p>
          </table:table-cell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élémentaire Frédéric Bazille</text:p>
          </table:table-cell>
        </table:table-row>
        <table:table-row table:style-name="ro1">
          <table:table-cell office:value-type="float" office:value="2014.47082023">
            <text:p>2014,47082023</text:p>
          </table:table-cell>
          <table:table-cell office:value-type="float" office:value="239952.62938">
            <text:p>239952,62938</text:p>
          </table:table-cell>
          <table:table-cell office:value-type="float" office:value="97">
            <text:p>97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Auguste Comte</text:p>
          </table:table-cell>
        </table:table-row>
        <table:table-row table:style-name="ro1">
          <table:table-cell office:value-type="float" office:value="2164.9456757">
            <text:p>2164,9456757</text:p>
          </table:table-cell>
          <table:table-cell office:value-type="float" office:value="261504.834974">
            <text:p>261504,834974</text:p>
          </table:table-cell>
          <table:table-cell office:value-type="float" office:value="69">
            <text:p>6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Paul Langevin</text:p>
          </table:table-cell>
        </table:table-row>
        <table:table-row table:style-name="ro1">
          <table:table-cell office:value-type="float" office:value="2609.55416364">
            <text:p>2609,55416364</text:p>
          </table:table-cell>
          <table:table-cell office:value-type="float" office:value="352860.676754">
            <text:p>352860,676754</text:p>
          </table:table-cell>
          <table:table-cell office:value-type="float" office:value="105">
            <text:p>10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Léo Malet</text:p>
          </table:table-cell>
        </table:table-row>
        <table:table-row table:style-name="ro1">
          <table:table-cell office:value-type="float" office:value="1298.31121585">
            <text:p>1298,31121585</text:p>
          </table:table-cell>
          <table:table-cell office:value-type="float" office:value="90035.5967351">
            <text:p>90035,596735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space Martin Luther King</text:p>
          </table:table-cell>
        </table:table-row>
        <table:table-row table:style-name="ro1">
          <table:table-cell office:value-type="float" office:value="3177.39213447">
            <text:p>3177,39213447</text:p>
          </table:table-cell>
          <table:table-cell office:value-type="float" office:value="346224.883173">
            <text:p>346224,883173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Léo Malet</text:p>
          </table:table-cell>
        </table:table-row>
        <table:table-row table:style-name="ro1">
          <table:table-cell office:value-type="float" office:value="3490.14862423">
            <text:p>3490,14862423</text:p>
          </table:table-cell>
          <table:table-cell office:value-type="float" office:value="349397.524886">
            <text:p>349397,524886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Vasco de Gama</text:p>
          </table:table-cell>
        </table:table-row>
        <table:table-row table:style-name="ro1">
          <table:table-cell office:value-type="float" office:value="7464.98492776">
            <text:p>7464,98492776</text:p>
          </table:table-cell>
          <table:table-cell office:value-type="float" office:value="1978170.72424">
            <text:p>1978170,72424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Spinoza</text:p>
          </table:table-cell>
        </table:table-row>
        <table:table-row table:style-name="ro1">
          <table:table-cell office:value-type="float" office:value="1605.68337299">
            <text:p>1605,68337299</text:p>
          </table:table-cell>
          <table:table-cell office:value-type="float" office:value="109866.663945">
            <text:p>109866,66394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aternelle Jean-Jacques Rousseau</text:p>
          </table:table-cell>
        </table:table-row>
        <table:table-row table:style-name="ro1">
          <table:table-cell office:value-type="float" office:value="2851.87548184">
            <text:p>2851,87548184</text:p>
          </table:table-cell>
          <table:table-cell office:value-type="float" office:value="300806.592158">
            <text:p>300806,592158</text:p>
          </table:table-cell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Paul Langevin</text:p>
          </table:table-cell>
        </table:table-row>
        <table:table-row table:style-name="ro1">
          <table:table-cell office:value-type="float" office:value="10646.9077841">
            <text:p>10646,9077841</text:p>
          </table:table-cell>
          <table:table-cell office:value-type="float" office:value="3230397.66833">
            <text:p>3230397,66833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.P.T Mélina Mercouri</text:p>
          </table:table-cell>
        </table:table-row>
        <table:table-row table:style-name="ro1">
          <table:table-cell office:value-type="float" office:value="2512.01208378">
            <text:p>2512,01208378</text:p>
          </table:table-cell>
          <table:table-cell office:value-type="float" office:value="224045.138977">
            <text:p>224045,138977</text:p>
          </table:table-cell>
          <table:table-cell office:value-type="float" office:value="99">
            <text:p>9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ozart</text:p>
          </table:table-cell>
        </table:table-row>
        <table:table-row table:style-name="ro1">
          <table:table-cell office:value-type="float" office:value="2657.33693489">
            <text:p>2657,33693489</text:p>
          </table:table-cell>
          <table:table-cell office:value-type="float" office:value="241660.821523">
            <text:p>241660,821523</text:p>
          </table:table-cell>
          <table:table-cell office:value-type="float" office:value="98">
            <text:p>9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Auguste Comte</text:p>
          </table:table-cell>
        </table:table-row>
        <table:table-row table:style-name="ro1">
          <table:table-cell office:value-type="float" office:value="2593.8990958">
            <text:p>2593,8990958</text:p>
          </table:table-cell>
          <table:table-cell office:value-type="float" office:value="206661.779881">
            <text:p>206661,779881</text:p>
          </table:table-cell>
          <table:table-cell office:value-type="float" office:value="63">
            <text:p>6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Geneviève Bon</text:p>
          </table:table-cell>
        </table:table-row>
        <table:table-row table:style-name="ro1">
          <table:table-cell office:value-type="float" office:value="1838.77248622">
            <text:p>1838,77248622</text:p>
          </table:table-cell>
          <table:table-cell office:value-type="float" office:value="194450.629506">
            <text:p>194450,629506</text:p>
          </table:table-cell>
          <table:table-cell office:value-type="float" office:value="68">
            <text:p>6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Rudyard Kipling</text:p>
          </table:table-cell>
        </table:table-row>
        <table:table-row table:style-name="ro1">
          <table:table-cell office:value-type="float" office:value="2736.47040293">
            <text:p>2736,47040293</text:p>
          </table:table-cell>
          <table:table-cell office:value-type="float" office:value="294573.526474">
            <text:p>294573,526474</text:p>
          </table:table-cell>
          <table:table-cell office:value-type="float" office:value="86">
            <text:p>8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.P.T Marie Curie</text:p>
          </table:table-cell>
        </table:table-row>
        <table:table-row table:style-name="ro1">
          <table:table-cell office:value-type="float" office:value="3797.16582855">
            <text:p>3797,16582855</text:p>
          </table:table-cell>
          <table:table-cell office:value-type="float" office:value="187739.102125">
            <text:p>187739,102125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Moulin</text:p>
          </table:table-cell>
        </table:table-row>
        <table:table-row table:style-name="ro1">
          <table:table-cell office:value-type="float" office:value="2443.31471306">
            <text:p>2443,31471306</text:p>
          </table:table-cell>
          <table:table-cell office:value-type="float" office:value="260980.888819">
            <text:p>260980,888819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Charles Baudelaire</text:p>
          </table:table-cell>
        </table:table-row>
        <table:table-row table:style-name="ro1">
          <table:table-cell office:value-type="float" office:value="2219.35540671">
            <text:p>2219,35540671</text:p>
          </table:table-cell>
          <table:table-cell office:value-type="float" office:value="208677.770346">
            <text:p>208677,770346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Moulin</text:p>
          </table:table-cell>
        </table:table-row>
        <table:table-row table:style-name="ro1">
          <table:table-cell office:value-type="float" office:value="1779.97145684">
            <text:p>1779,97145684</text:p>
          </table:table-cell>
          <table:table-cell office:value-type="float" office:value="99330.8408094">
            <text:p>99330,8408094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maternelle Geneviève Bon</text:p>
          </table:table-cell>
        </table:table-row>
        <table:table-row table:style-name="ro1">
          <table:table-cell office:value-type="float" office:value="3348.103735">
            <text:p>3348,103735</text:p>
          </table:table-cell>
          <table:table-cell office:value-type="float" office:value="236227.069803">
            <text:p>236227,069803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La Fontaine</text:p>
          </table:table-cell>
        </table:table-row>
        <table:table-row table:style-name="ro1">
          <table:table-cell office:value-type="float" office:value="2681.25728639">
            <text:p>2681,25728639</text:p>
          </table:table-cell>
          <table:table-cell office:value-type="float" office:value="306499.339289">
            <text:p>306499,339289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Zay</text:p>
          </table:table-cell>
        </table:table-row>
        <table:table-row table:style-name="ro1">
          <table:table-cell office:value-type="float" office:value="1988.79418145">
            <text:p>1988,79418145</text:p>
          </table:table-cell>
          <table:table-cell office:value-type="float" office:value="209593.663554">
            <text:p>209593,66355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Condorcet</text:p>
          </table:table-cell>
        </table:table-row>
        <table:table-row table:style-name="ro1">
          <table:table-cell office:value-type="float" office:value="2111.88168859">
            <text:p>2111,88168859</text:p>
          </table:table-cell>
          <table:table-cell office:value-type="float" office:value="207647.840664">
            <text:p>207647,840664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Julie Daubie</text:p>
          </table:table-cell>
        </table:table-row>
        <table:table-row table:style-name="ro1">
          <table:table-cell office:value-type="float" office:value="2281.33532474">
            <text:p>2281,33532474</text:p>
          </table:table-cell>
          <table:table-cell office:value-type="float" office:value="178306.667488">
            <text:p>178306,667488</text:p>
          </table:table-cell>
          <table:table-cell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Léo Malet</text:p>
          </table:table-cell>
        </table:table-row>
        <table:table-row table:style-name="ro1">
          <table:table-cell office:value-type="float" office:value="4701.31010824">
            <text:p>4701,31010824</text:p>
          </table:table-cell>
          <table:table-cell office:value-type="float" office:value="822933.307472">
            <text:p>822933,307472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Paul Painlevé</text:p>
          </table:table-cell>
        </table:table-row>
        <table:table-row table:style-name="ro1">
          <table:table-cell office:value-type="float" office:value="2173.5673337">
            <text:p>2173,5673337</text:p>
          </table:table-cell>
          <table:table-cell office:value-type="float" office:value="210194.965117">
            <text:p>210194,965117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Zay</text:p>
          </table:table-cell>
        </table:table-row>
        <table:table-row table:style-name="ro1">
          <table:table-cell office:value-type="float" office:value="3140.97877849">
            <text:p>3140,97877849</text:p>
          </table:table-cell>
          <table:table-cell office:value-type="float" office:value="398992.597241">
            <text:p>398992,59724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Condorcet</text:p>
          </table:table-cell>
        </table:table-row>
        <table:table-row table:style-name="ro1">
          <table:table-cell office:value-type="float" office:value="1058.87255724">
            <text:p>1058,87255724</text:p>
          </table:table-cell>
          <table:table-cell office:value-type="float" office:value="61453.0301067">
            <text:p>61453,0301067</text:p>
          </table:table-cell>
          <table:table-cell office:value-type="float" office:value="88">
            <text:p>88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Simon Bolivar</text:p>
          </table:table-cell>
        </table:table-row>
        <table:table-row table:style-name="ro1">
          <table:table-cell office:value-type="float" office:value="3341.88524334">
            <text:p>3341,88524334</text:p>
          </table:table-cell>
          <table:table-cell office:value-type="float" office:value="391242.607116">
            <text:p>391242,60711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ozart</text:p>
          </table:table-cell>
        </table:table-row>
        <table:table-row table:style-name="ro1">
          <table:table-cell office:value-type="float" office:value="2970.60028538">
            <text:p>2970,60028538</text:p>
          </table:table-cell>
          <table:table-cell office:value-type="float" office:value="425439.8296">
            <text:p>425439,8296</text:p>
          </table:table-cell>
          <table:table-cell office:value-type="float" office:value="101">
            <text:p>1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aternelle Mozart</text:p>
          </table:table-cell>
        </table:table-row>
        <table:table-row table:style-name="ro1">
          <table:table-cell office:value-type="float" office:value="1712.3231054">
            <text:p>1712,3231054</text:p>
          </table:table-cell>
          <table:table-cell office:value-type="float" office:value="156135.009414">
            <text:p>156135,009414</text:p>
          </table:table-cell>
          <table:table-cell office:value-type="float" office:value="102">
            <text:p>102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Berthe Morisot</text:p>
          </table:table-cell>
        </table:table-row>
        <table:table-row table:style-name="ro1">
          <table:table-cell office:value-type="float" office:value="3137.44333746">
            <text:p>3137,44333746</text:p>
          </table:table-cell>
          <table:table-cell office:value-type="float" office:value="528215.114111">
            <text:p>528215,114111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élémentaire Julie Daubie</text:p>
          </table:table-cell>
        </table:table-row>
        <table:table-row table:style-name="ro1">
          <table:table-cell office:value-type="float" office:value="4899.63932427">
            <text:p>4899,63932427</text:p>
          </table:table-cell>
          <table:table-cell office:value-type="float" office:value="1179971.43651">
            <text:p>1179971,43651</text:p>
          </table:table-cell>
          <table:table-cell office:value-type="float" office:value="87">
            <text:p>8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Antoine Balard</text:p>
          </table:table-cell>
        </table:table-row>
        <table:table-row table:style-name="ro1">
          <table:table-cell office:value-type="float" office:value="3137.95510209">
            <text:p>3137,95510209</text:p>
          </table:table-cell>
          <table:table-cell office:value-type="float" office:value="337991.857383">
            <text:p>337991,857383</text:p>
          </table:table-cell>
          <table:table-cell office:value-type="float" office:value="89">
            <text:p>8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Heidelberg</text:p>
          </table:table-cell>
        </table:table-row>
        <table:table-row table:style-name="ro1">
          <table:table-cell office:value-type="float" office:value="1158.27753265">
            <text:p>1158,27753265</text:p>
          </table:table-cell>
          <table:table-cell office:value-type="float" office:value="83453.9374384">
            <text:p>83453,9374384</text:p>
          </table:table-cell>
          <table:table-cell office:value-type="float" office:value="91">
            <text:p>9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Cervantes</text:p>
          </table:table-cell>
        </table:table-row>
        <table:table-row table:style-name="ro1">
          <table:table-cell office:value-type="float" office:value="1040.91863219">
            <text:p>1040,91863219</text:p>
          </table:table-cell>
          <table:table-cell office:value-type="float" office:value="56727.5534854">
            <text:p>56727,5534854</text:p>
          </table:table-cell>
          <table:table-cell office:value-type="float" office:value="90">
            <text:p>9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Heidelberg</text:p>
          </table:table-cell>
        </table:table-row>
        <table:table-row table:style-name="ro1">
          <table:table-cell office:value-type="float" office:value="2115.69684516">
            <text:p>2115,69684516</text:p>
          </table:table-cell>
          <table:table-cell office:value-type="float" office:value="261486.56454">
            <text:p>261486,5645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</table:table-row>
        <table:table-row table:style-name="ro1">
          <table:table-cell office:value-type="float" office:value="3181.58465612">
            <text:p>3181,58465612</text:p>
          </table:table-cell>
          <table:table-cell office:value-type="float" office:value="438236.291081">
            <text:p>438236,291081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élémentaire Jean Moulin</text:p>
          </table:table-cell>
        </table:table-row>
        <table:table-row table:style-name="ro1">
          <table:table-cell office:value-type="float" office:value="4158.4534036">
            <text:p>4158,4534036</text:p>
          </table:table-cell>
          <table:table-cell office:value-type="float" office:value="427692.868331">
            <text:p>427692,868331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lub Cavalerie</text:p>
          </table:table-cell>
        </table:table-row>
        <table:table-row table:style-name="ro1">
          <table:table-cell office:value-type="float" office:value="4588.45750851">
            <text:p>4588,45750851</text:p>
          </table:table-cell>
          <table:table-cell office:value-type="float" office:value="496337.196774">
            <text:p>496337,19677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Club Cavalerie</text:p>
          </table:table-cell>
        </table:table-row>
        <table:table-row table:style-name="ro1">
          <table:table-cell office:value-type="float" office:value="2771.52055221">
            <text:p>2771,52055221</text:p>
          </table:table-cell>
          <table:table-cell office:value-type="float" office:value="276272.835611">
            <text:p>276272,835611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</table:table-row>
        <table:table-row table:style-name="ro1">
          <table:table-cell office:value-type="float" office:value="2050.08754752">
            <text:p>2050,08754752</text:p>
          </table:table-cell>
          <table:table-cell office:value-type="float" office:value="167801.842621">
            <text:p>167801,842621</text:p>
          </table:table-cell>
          <table:table-cell office:value-type="float" office:value="92">
            <text:p>92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Sedar Senghor</text:p>
          </table:table-cell>
        </table:table-row>
        <table:table-row table:style-name="ro1">
          <table:table-cell office:value-type="float" office:value="2401.16749321">
            <text:p>2401,16749321</text:p>
          </table:table-cell>
          <table:table-cell office:value-type="float" office:value="206204.163536">
            <text:p>206204,16353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</table:table-row>
        <table:table-row table:style-name="ro1">
          <table:table-cell office:value-type="float" office:value="7665.29657306">
            <text:p>7665,29657306</text:p>
          </table:table-cell>
          <table:table-cell office:value-type="float" office:value="2654705.32257">
            <text:p>2654705,32257</text:p>
          </table:table-cell>
          <table:table-cell office:value-type="float" office:value="111">
            <text:p>11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string">
            <text:p>M.P.T Mélina Mercouri</text:p>
          </table:table-cell>
        </table:table-row>
        <table:table-row table:style-name="ro1">
          <table:table-cell office:value-type="float" office:value="2357.08218777">
            <text:p>2357,08218777</text:p>
          </table:table-cell>
          <table:table-cell office:value-type="float" office:value="289425.288353">
            <text:p>289425,288353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Emile Combes</text:p>
          </table:table-cell>
        </table:table-row>
        <table:table-row table:style-name="ro1">
          <table:table-cell office:value-type="float" office:value="2708.71597355">
            <text:p>2708,71597355</text:p>
          </table:table-cell>
          <table:table-cell office:value-type="float" office:value="331185.480443">
            <text:p>331185,480443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Eugène Pottier</text:p>
          </table:table-cell>
        </table:table-row>
        <table:table-row table:style-name="ro1">
          <table:table-cell office:value-type="float" office:value="3225.25653715">
            <text:p>3225,25653715</text:p>
          </table:table-cell>
          <table:table-cell office:value-type="float" office:value="513979.785481">
            <text:p>513979,785481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Eugène Pottier</text:p>
          </table:table-cell>
        </table:table-row>
        <table:table-row table:style-name="ro1">
          <table:table-cell office:value-type="float" office:value="3483.05182878">
            <text:p>3483,05182878</text:p>
          </table:table-cell>
          <table:table-cell office:value-type="float" office:value="373980.094685">
            <text:p>373980,094685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Sigmund Freud</text:p>
          </table:table-cell>
        </table:table-row>
        <table:table-row table:style-name="ro1">
          <table:table-cell office:value-type="float" office:value="4145.3447753">
            <text:p>4145,3447753</text:p>
          </table:table-cell>
          <table:table-cell office:value-type="float" office:value="988077.441972">
            <text:p>988077,44197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ternelle Térésa</text:p>
          </table:table-cell>
        </table:table-row>
        <table:table-row table:style-name="ro1">
          <table:table-cell office:value-type="float" office:value="5328.22513954">
            <text:p>5328,22513954</text:p>
          </table:table-cell>
          <table:table-cell office:value-type="float" office:value="1239231.51994">
            <text:p>1239231,51994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Berthe Morisot</text:p>
          </table:table-cell>
        </table:table-row>
        <table:table-row table:style-name="ro1">
          <table:table-cell office:value-type="float" office:value="3381.36091283">
            <text:p>3381,36091283</text:p>
          </table:table-cell>
          <table:table-cell office:value-type="float" office:value="438518.016085">
            <text:p>438518,016085</text:p>
          </table:table-cell>
          <table:table-cell office:value-type="float" office:value="94">
            <text:p>94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Galilée</text:p>
          </table:table-cell>
        </table:table-row>
        <table:table-row table:style-name="ro1">
          <table:table-cell office:value-type="float" office:value="6069.60687163">
            <text:p>6069,60687163</text:p>
          </table:table-cell>
          <table:table-cell office:value-type="float" office:value="1237235.34823">
            <text:p>1237235,34823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James Joyce</text:p>
          </table:table-cell>
        </table:table-row>
        <table:table-row table:style-name="ro1">
          <table:table-cell office:value-type="float" office:value="4888.18172799">
            <text:p>4888,18172799</text:p>
          </table:table-cell>
          <table:table-cell office:value-type="float" office:value="778481.262028">
            <text:p>778481,262028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François Mitterrand</text:p>
          </table:table-cell>
        </table:table-row>
        <table:table-row table:style-name="ro1">
          <table:table-cell office:value-type="float" office:value="5789.75712031">
            <text:p>5789,75712031</text:p>
          </table:table-cell>
          <table:table-cell office:value-type="float" office:value="813813.228842">
            <text:p>813813,22884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Docteur Calmette</text:p>
          </table:table-cell>
        </table:table-row>
        <table:table-row table:style-name="ro1">
          <table:table-cell office:value-type="float" office:value="3249.18706346">
            <text:p>3249,18706346</text:p>
          </table:table-cell>
          <table:table-cell office:value-type="float" office:value="428635.779707">
            <text:p>428635,779707</text:p>
          </table:table-cell>
          <table:table-cell office:value-type="float" office:value="96">
            <text:p>9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élémentaire March Bloch</text:p>
          </table:table-cell>
        </table:table-row>
        <table:table-row table:style-name="ro1">
          <table:table-cell office:value-type="float" office:value="4438.09195834">
            <text:p>4438,09195834</text:p>
          </table:table-cell>
          <table:table-cell office:value-type="float" office:value="238800.321575">
            <text:p>238800,321575</text:p>
          </table:table-cell>
          <table:table-cell office:value-type="float" office:value="95">
            <text:p>95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Averroes</text:p>
          </table:table-cell>
        </table:table-row>
        <table:table-row table:style-name="ro1">
          <table:table-cell office:value-type="float" office:value="3935.84487885">
            <text:p>3935,84487885</text:p>
          </table:table-cell>
          <table:table-cell office:value-type="float" office:value="302153.844047">
            <text:p>302153,844047</text:p>
          </table:table-cell>
          <table:table-cell office:value-type="float" office:value="119">
            <text:p>119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maternelle Nicolas Copernic</text:p>
          </table:table-cell>
        </table:table-row>
        <table:table-row table:style-name="ro1">
          <table:table-cell office:value-type="float" office:value="8670.23995688">
            <text:p>8670,23995688</text:p>
          </table:table-cell>
          <table:table-cell office:value-type="float" office:value="2132781.12247">
            <text:p>2132781,12247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élémentaire Jules Ferry</text:p>
          </table:table-cell>
        </table:table-row>
        <table:table-row table:style-name="ro1">
          <table:table-cell office:value-type="float" office:value="6041.06222736">
            <text:p>6041,06222736</text:p>
          </table:table-cell>
          <table:table-cell office:value-type="float" office:value="1465466.53158">
            <text:p>1465466,53158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Docteur Calmette</text:p>
          </table:table-cell>
        </table:table-row>
        <table:table-row table:style-name="ro1">
          <table:table-cell office:value-type="float" office:value="6151.44570471">
            <text:p>6151,44570471</text:p>
          </table:table-cell>
          <table:table-cell office:value-type="float" office:value="1714989.99889">
            <text:p>1714989,99889</text:p>
          </table:table-cell>
          <table:table-cell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élémentaire Emile Combes</text:p>
          </table:table-cell>
        </table:table-row>
        <table:table-row table:style-name="ro1">
          <table:table-cell office:value-type="float" office:value="7475.94770329">
            <text:p>7475,94770329</text:p>
          </table:table-cell>
          <table:table-cell office:value-type="float" office:value="2124622.90445">
            <text:p>2124622,90445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élémentaire Docteur Calmette</text:p>
          </table:table-cell>
        </table:table-row>
      </table:table>
      <table:table table:name="Métadonnées" table:style-name="ta1" table:print="false">
        <table:table-column table:style-name="co6" table:default-cell-style-name="Default"/>
        <table:table-row table:style-name="ro1">
          <table:table-cell office:value-type="string">
            <text:p><text:s text:c="3"/>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<text:s/>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Données publiques ouvertes - Montpellier Territoire Numérique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Fiche métadonnées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 : 85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ITRE : Bureaux de vot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IDENTIFIANT : VilleMTP_MTP_BureauxVote_2012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ESCRIPTION : Cette donnée (surfacique) renseigne l’attachement aux bureaux de vote de la Ville de Montpellier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OUVERTUTE GÉOGRAPHIQU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ANGUE : frança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ATE PUBLICATION : 2012-06-2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ÉRIODE VALIDITÉE : Annuell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ISE À JOUR : 2012-06-21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PRORIÉTAIRE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DIFFUSEUR : Ville de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CATÉGORIE : Politique Publique &amp;amp; Démocrati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HÈME INSPIRE : Localis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LICENCE : LICENCE OUVERTE / OPEN LICENCE http://www.etalab.gouv.fr/pages/licence-ouverte-open-licence-5899923.html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MOTS CLÉS : bureaux de vote ; élection ; découpage électoral ; démocratie ; citoyenneté ; montpellie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* TARIFICATION : Gratuite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string">
            <text:p>--------------------------------------------------</text:p>
          </table:table-cell>
        </table:table-row>
        <table:table-row table:style-name="ro1">
          <table:table-cell office:value-type="string">
            <text:p>Site : http://opendata.montpelliernumerique.fr</text:p>
          </table:table-cell>
        </table:table-row>
        <table:table-row table:style-name="ro1">
          <table:table-cell office:value-type="string">
            <text:p>-------------------------------------------------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21/06/2012</text:date>, <text:time>14:3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6-21T14:30:29.55</dc:date>
    <dc:creator>Jérémie Valentin</dc:creator>
    <meta:editing-duration>PT15S</meta:editing-duration>
    <meta:editing-cycles>1</meta:editing-cycles>
    <meta:document-statistic meta:table-count="2" meta:cell-count="752" meta:object-count="0"/>
  </office:meta>
</office:document-meta>
</file>